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8pt" style:font-size-asian="18pt" style:font-size-complex="18pt" fo:language="hr" fo:country="HR"/>
    </style:style>
    <style:style style:name="P2" style:parent-style-name="Normal" style:family="paragraph">
      <style:text-properties fo:font-weight="bold" style:font-weight-asian="bold" style:font-weight-complex="bold" fo:font-size="16pt" style:font-size-asian="16pt" style:font-size-complex="16pt" fo:language="hr" fo:country="HR"/>
    </style:style>
    <style:style style:name="P3" style:parent-style-name="ListParagraph" style:list-style-name="LFO1" style:family="paragraph"/>
    <style:style style:name="T4" style:parent-style-name="DefaultParagraphFont" style:family="text">
      <style:text-properties fo:font-size="14pt" style:font-size-asian="14pt" style:font-size-complex="14pt" fo:language="hr" fo:country="HR"/>
    </style:style>
    <style:style style:name="P5" style:parent-style-name="ListParagraph" style:list-style-name="LFO1" style:family="paragraph">
      <style:text-properties fo:font-size="14pt" style:font-size-asian="14pt" style:font-size-complex="14pt" fo:language="hr" fo:country="HR"/>
    </style:style>
    <style:style style:name="P6" style:parent-style-name="ListParagraph" style:list-style-name="LFO1" style:family="paragraph">
      <style:text-properties fo:font-size="14pt" style:font-size-asian="14pt" style:font-size-complex="14pt" fo:language="hr" fo:country="HR"/>
    </style:style>
    <style:style style:name="P7" style:parent-style-name="ListParagraph" style:list-style-name="LFO1" style:family="paragraph">
      <style:text-properties fo:font-size="14pt" style:font-size-asian="14pt" style:font-size-complex="14pt" fo:language="hr" fo:country="HR"/>
    </style:style>
    <style:style style:name="P8" style:parent-style-name="ListParagraph" style:list-style-name="LFO1" style:family="paragraph">
      <style:text-properties fo:font-size="14pt" style:font-size-asian="14pt" style:font-size-complex="14pt" fo:language="hr" fo:country="HR"/>
    </style:style>
    <style:style style:name="P9" style:parent-style-name="ListParagraph" style:list-style-name="LFO1" style:family="paragraph">
      <style:text-properties fo:font-size="14pt" style:font-size-asian="14pt" style:font-size-complex="14pt" fo:language="hr" fo:country="HR"/>
    </style:style>
    <style:style style:name="P10" style:parent-style-name="ListParagraph" style:list-style-name="LFO1" style:family="paragraph">
      <style:text-properties fo:font-size="14pt" style:font-size-asian="14pt" style:font-size-complex="14pt" fo:language="hr" fo:country="HR"/>
    </style:style>
    <style:style style:name="P11" style:parent-style-name="Normal" style:family="paragraph">
      <style:text-properties fo:font-size="14pt" style:font-size-asian="14pt" style:font-size-complex="14pt" fo:language="hr" fo:country="HR"/>
    </style:style>
    <style:style style:name="P12" style:parent-style-name="Normal" style:family="paragraph">
      <style:text-properties fo:font-weight="bold" style:font-weight-asian="bold" style:font-weight-complex="bold" fo:font-size="16pt" style:font-size-asian="16pt" style:font-size-complex="16pt" fo:language="hr" fo:country="HR"/>
    </style:style>
    <style:style style:name="P13" style:parent-style-name="ListParagraph" style:list-style-name="LFO1" style:family="paragraph">
      <style:text-properties fo:font-size="14pt" style:font-size-asian="14pt" style:font-size-complex="14pt" fo:language="hr" fo:country="HR"/>
    </style:style>
    <style:style style:name="P14" style:parent-style-name="ListParagraph" style:list-style-name="LFO1" style:family="paragraph">
      <style:text-properties fo:font-size="14pt" style:font-size-asian="14pt" style:font-size-complex="14pt" fo:language="hr" fo:country="HR"/>
    </style:style>
    <style:style style:name="P15" style:parent-style-name="Normal" style:family="paragraph">
      <style:text-properties fo:font-size="14pt" style:font-size-asian="14pt" style:font-size-complex="14pt" fo:language="hr" fo:country="HR"/>
    </style:style>
    <style:style style:name="T16" style:parent-style-name="DefaultParagraphFont" style:family="text">
      <style:text-properties fo:font-size="14pt" style:font-size-asian="14pt" style:font-size-complex="14pt" fo:language="hr" fo:country="HR"/>
    </style:style>
    <style:style style:name="T17" style:parent-style-name="DefaultParagraphFont" style:family="text">
      <style:text-properties fo:font-size="14pt" style:font-size-asian="14pt" style:font-size-complex="14pt" fo:language="hr" fo:country="HR"/>
    </style:style>
  </office:automatic-styles>
  <office:body>
    <office:text text:use-soft-page-breaks="true">
      <text:p text:style-name="P1">Nedovršene funkcionalnosti i ispravak postojećih</text:p>
      <text:p text:style-name="P2">Destop verzija</text:p>
      <text:list text:style-name="LFO1" text:continue-numbering="true">
        <text:list-item>
          <text:p text:style-name="P3"><text:span text:style-name="T4">Kod student-obavijesti naslov obavijesti i vrijeme su hardkodirani jer ih procedura ne vraća</text:span></text:p>
        </text:list-item>
        <text:list-item>
          <text:p text:style-name="P5">Kod studenta možda maknuti globalni odabir ak.godine, s obzirom da mu služi sam o uakrtici podaci na ak.godini, a tu ima tab panel za navigaciju po godinama</text:p>
        </text:list-item>
        <text:list-item>
          <text:p text:style-name="P6">Profesor-obavijesti zove istu proceduru kao<text:s/>student-obavijesti, za pkUsera kod profesora procedura ne vraća ništa dok za studenta vraća postojeću obavijest, trebalo bi ili napisati zasebnu proceduru za profesora ili poopćenititi trenutnu da vraća i za profesora (pretpostavka je da get obavijesti svima vraća iste, pa možda ne triba raditi dvije odvojene), također naslov i vrime hardkodirani radi nedostatka podatka</text:p>
        </text:list-item>
        <text:list-item>
          <text:p text:style-name="P7">Kod Profesor-predmet u tabu studenti dovršiti edit botun</text:p>
        </text:list-item>
        <text:list-item>
          <text:p text:style-name="P8">Kod Profesor-predmet u tabu nastavneCjeline dovršiti funkcionalnosti svih botuna</text:p>
        </text:list-item>
        <text:list-item>
          <text:p text:style-name="P9">Kod profesor-predmet dodati tab za grupe za nastavu</text:p>
        </text:list-item>
        <text:list-item>
          <text:p text:style-name="P10">Dodati agendu za opci kalendar</text:p>
        </text:list-item>
      </text:list>
      <text:p text:style-name="P11"/>
      <text:p text:style-name="P12">Mobilna verzija</text:p>
      <text:list text:style-name="LFO1" text:continue-numbering="true">
        <text:list-item>
          <text:p text:style-name="P13">Student i Profesor obavijesti bi trebalo promjeniti dizajn (po mom mišljenju)</text:p>
        </text:list-item>
        <text:list-item>
          <text:p text:style-name="P14">Botune uciniti funkcionalnima</text:p>
        </text:list-item>
      </text:list>
      <text:p text:style-name="P15"/>
      <text:p text:style-name="Normal"><text:span text:style-name="T16">UCINIT DA IZ BAZE VUCE ENG ILI HR PODATKE OVISNO O JEZIKU, VARIJABLA POSTAVLJEN</text:span><text:span text:style-name="T17">A I RADI, TREBA SAMO INTERPOLIRATI SVUGDJE GDJE JE _HR U TS I HTML FILEU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ilip Bikic</meta:initial-creator>
    <dc:creator>Filip Bikic</dc:creator>
    <meta:creation-date>2019-11-07T09:06:00Z</meta:creation-date>
    <dc:date>2019-11-11T08:00:00Z</dc:date>
    <meta:template xlink:href="Normal" xlink:type="simple"/>
    <meta:editing-cycles>2</meta:editing-cycles>
    <meta:editing-duration>PT18960S</meta:editing-duration>
    <meta:document-statistic meta:page-count="1" meta:paragraph-count="2" meta:word-count="183" meta:character-count="1228" meta:row-count="8" meta:non-whitespace-character-count="1047"/>
  </office:meta>
</office:document-meta>
</file>